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style:style>
    <style:style style:name="P3" style:parent-style-name="Standaard" style:family="paragraph">
      <style:text-properties fo:language="en" fo:country="US"/>
    </style:style>
    <style:style style:name="T4" style:parent-style-name="Standaardalinea-lettertype" style:family="text">
      <style:text-properties fo:language="en"/>
    </style:style>
    <style:style style:name="T5" style:parent-style-name="Standaardalinea-lettertype" style:family="text">
      <style:text-properties fo:language="en"/>
    </style:style>
    <style:style style:name="T6" style:parent-style-name="Standaardalinea-lettertype" style:family="text">
      <style:text-properties fo:language="en"/>
    </style:style>
    <style:style style:name="P7" style:parent-style-name="Standaard" style:family="paragraph">
      <style:text-properties fo:language="en" fo:country="US"/>
    </style:style>
    <style:style style:name="T8" style:parent-style-name="Standaardalinea-lettertype" style:family="text">
      <style:text-properties fo:language="en"/>
    </style:style>
    <style:style style:name="P9" style:parent-style-name="Standaard" style:family="paragraph">
      <style:text-properties fo:language="en" fo:country="US"/>
    </style:style>
    <style:style style:name="T10" style:parent-style-name="Standaardalinea-lettertype" style:family="text">
      <style:text-properties fo:language="en"/>
    </style:style>
    <style:style style:name="P11" style:parent-style-name="Standaard" style:family="paragraph">
      <style:text-properties fo:language="en" fo:country="US"/>
    </style:style>
  </office:automatic-styles>
  <office:body>
    <office:text text:use-soft-page-breaks="true">
      <text:p text:style-name="P1"><text:span text:style-name="T2">Project 5 Week 4</text:span></text:p>
      <text:p text:style-name="P3"/>
      <text:p text:style-name="Standaard"><text:span text:style-name="T4">This week we</text:span><text:span text:style-name="T5"><text:s/>(Gurkan, Yarno and Jordy)</text:span><text:span text:style-name="T6"><text:s/>have not done so much anymore, this is because we were already quite far and that we had almost everything finished.</text:span></text:p>
      <text:p text:style-name="P7"/>
      <text:p text:style-name="Standaard"><text:span text:style-name="T8">This week we recorded the videos for everything to be completed and we also had everything drawn off. But that's all we did this week because we had already finished everything for the rest and therefore didn't have to do anything anymore.<text:s/></text:span></text:p>
      <text:p text:style-name="P9"/>
      <text:p text:style-name="Standaard"><text:span text:style-name="T10">I would like to evaluate how this project went, with this project quite a lot went well we had a good cooperation. Also, everything went pretty well sometimes we had our ups and downs but all in all everything went well and for the next project I would do the same.</text:span></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uels, Jordy</meta:initial-creator>
    <dc:creator>Samuels, Jordy</dc:creator>
    <meta:creation-date>2022-07-05T08:45:00Z</meta:creation-date>
    <dc:date>2022-07-05T08:56:00Z</dc:date>
    <meta:template xlink:href="Normal.dotm" xlink:type="simple"/>
    <meta:editing-cycles>2</meta:editing-cycles>
    <meta:editing-duration>PT600S</meta:editing-duration>
    <meta:document-statistic meta:page-count="1" meta:paragraph-count="1" meta:word-count="105" meta:character-count="683" meta:row-count="4" meta:non-whitespace-character-count="579"/>
  </office:meta>
</office:document-meta>
</file>